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18cm" fo:min-width="7.1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1.18cm" fo:min-width="7.0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3.3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3.3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3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marker-start="" draw:marker-end="Arrow" draw:textarea-vertical-align="middle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43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7cm" svg:height="11.43cm" svg:x="12.353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1cm" svg:height="1.27cm" svg:x="2.905cm" svg:y="3.54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3.81cm" svg:height="2.54cm" svg:x="2.905cm" svg:y="6.08cm">
          <text:p text:style-name="P2">Logik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3.81cm" svg:height="2.54cm" svg:x="2.905cm" svg:y="9.89cm">
          <text:p text:style-name="P2">Persistenz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1cm" svg:height="1.27cm" svg:x="14.385cm" svg:y="3.54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81cm" svg:height="1.905cm" svg:x="14.385cm" svg:y="7.35cm">
          <draw:glue-point draw:id="4" svg:x="-5cm" svg:y="-2.33cm"/>
          <draw:glue-point draw:id="5" svg:x="-5cm" svg:y="2.335cm"/>
          <draw:glue-point draw:id="6" svg:x="-4.333cm" svg:y="5.002cm"/>
          <text:p text:style-name="P2">Action</text:p>
          <text:p text:style-name="P2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3.81cm" svg:height="1.27cm" svg:x="14.385cm" svg:y="5.572cm">
          <text:p text:style-name="P2">Disp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4cm" svg:height="1.27cm" svg:x="16.417cm" svg:y="11.16cm">
          <text:p text:style-name="P2">Stor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54cm" svg:height="1.27cm" svg:x="13.369cm" svg:y="11.16cm">
          <text:p text:style-name="P2">View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515cm" svg:x1="14.385cm" svg:y1="8.746cm" svg:x2="14.385cm" svg:y2="4.175cm" draw:start-shape="id1" draw:start-glue-point="5" draw:end-shape="id2" draw:end-glue-point="3" svg:d="M14385 8746h-1016v-4571h1016" svg:viewBox="0 0 1017 4572">
          <text:p/>
        </draw:connector>
        <draw:connector draw:style-name="gr8" draw:text-style-name="P2" draw:layer="layout" svg:x1="14.385cm" svg:y1="7.859cm" svg:x2="14.385cm" svg:y2="6.207cm" draw:start-shape="id1" draw:start-glue-point="4" draw:end-shape="id3" draw:end-glue-point="3" svg:d="M14385 7859h-501v-1652h501" svg:viewBox="0 0 502 1653">
          <text:p/>
        </draw:connector>
        <draw:connector draw:style-name="gr7" draw:text-style-name="P2" draw:layer="layout" svg:x1="14.639cm" svg:y1="11.16cm" svg:x2="14.64cm" svg:y2="9.254cm" draw:start-shape="id4" draw:start-glue-point="0" draw:end-shape="id1" draw:end-glue-point="6" svg:d="M14639 11160v-953h1v-953" svg:viewBox="0 0 2 1907">
          <text:p/>
        </draw:connector>
        <draw:connector draw:style-name="gr7" draw:text-style-name="P2" draw:layer="layout" svg:x1="16.417cm" svg:y1="11.795cm" svg:x2="15.909cm" svg:y2="11.795cm" draw:start-shape="id5" draw:start-glue-point="3" draw:end-shape="id4" draw:end-glue-point="1" svg:d="M16417 11795h-508" svg:viewBox="0 0 509 1">
          <text:p/>
        </draw:connector>
        <draw:connector draw:style-name="gr7" draw:text-style-name="P2" draw:layer="layout" svg:x1="18.195cm" svg:y1="6.207cm" svg:x2="18.957cm" svg:y2="11.795cm" draw:start-shape="id3" draw:start-glue-point="1" draw:end-shape="id5" draw:end-glue-point="1" svg:d="M18195 6207h1263v5588h-501" svg:viewBox="0 0 1264 5589">
          <text:p/>
        </draw:connector>
        <draw:connector draw:style-name="gr7" draw:text-style-name="P2" draw:layer="layout" svg:x1="16.29cm" svg:y1="4.81cm" svg:x2="16.29cm" svg:y2="5.572cm" draw:start-shape="id2" draw:start-glue-point="2" draw:end-shape="id3" draw:end-glue-point="0" svg:d="M16290 4810v762" svg:viewBox="0 0 1 763">
          <text:p/>
        </draw:connector>
        <draw:connector draw:style-name="gr9" draw:text-style-name="P2" draw:layer="layout" svg:x1="4.81cm" svg:y1="3.54cm" svg:x2="16.29cm" svg:y2="3.54cm" draw:start-shape="id6" draw:start-glue-point="0" draw:end-shape="id2" draw:end-glue-point="0" svg:d="M4810 3540v-501h11480v501" svg:viewBox="0 0 11481 502">
          <text:p/>
        </draw:connector>
        <draw:connector draw:style-name="gr9" draw:text-style-name="P2" draw:layer="layout" svg:x1="4.81cm" svg:y1="4.81cm" svg:x2="4.81cm" svg:y2="6.08cm" draw:start-shape="id6" draw:start-glue-point="2" draw:end-shape="id7" draw:end-glue-point="0" svg:d="M4810 4810v1270" svg:viewBox="0 0 1 1271">
          <text:p/>
        </draw:connector>
        <draw:connector draw:style-name="gr9" draw:text-style-name="P2" draw:layer="layout" svg:x1="4.81cm" svg:y1="8.62cm" svg:x2="4.81cm" svg:y2="9.89cm" draw:start-shape="id7" draw:start-glue-point="2" draw:end-shape="id8" draw:end-glue-point="0" svg:d="M4810 86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1:19:18.175147272</meta:creation-date>
    <dc:date>2015-05-28T11:47:44.874055053</dc:date>
    <meta:editing-duration>PT12M55S</meta:editing-duration>
    <meta:editing-cycles>2</meta:editing-cycles>
    <meta:generator>LibreOffice/4.4.2.2$Linux_X86_64 LibreOffice_project/40m0$Build-2</meta:generator>
    <meta:document-statistic meta:object-count="19"/>
  </office:meta>
</office:document-meta>
</file>